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 office:value-type="string">
            <text:p>Rookie Maid
"Ah... gh... ooh... ah, s-senpai...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"What is it? Pay attention to your duties!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 office:value-type="string">
            <text:p>Rookie Maid
"I'm sorry... p-please let me visit the...
restroom!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"Absolutely not! As a servant of the royal
palace, you will show some patience!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 office:value-type="string">
            <text:p>Rookie Maid
"That's horrible! I-I'm... about to...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 office:value-type="string">
            <text:p>Rookie Maid
"Oh, gosh, I... I really can't... ah, aah...!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 office:value-type="string">
            <text:p>Rookie Maid
"Nooo, I can't hold it!! I-I'll be right back!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 office:value-type="string">
            <text:p>Experienced Maid
"Ah! Hold it right there!! (I ain't about to
let ya slip away!!)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 office:value-type="string">
            <text:p>Experienced Maid
"(Rubbing your thighs together like that... ♪
You must be about ready to lose it! ♪)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0T22:08:56+01:00</meta:creation-date>
    <dc:date>2020-01-10T22:08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